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officeooo:rsid="001797b1" officeooo:paragraph-rsid="001797b1" fo:background-color="transparent"/>
    </style:style>
    <style:style style:name="P2" style:family="paragraph" style:parent-style-name="Standard">
      <style:text-properties fo:color="#000000" loext:opacity="100%" style:font-name="Consolas" fo:font-size="10.5pt" fo:font-weight="normal" officeooo:rsid="001797b1" officeooo:paragraph-rsid="001797b1" fo:background-color="transparent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background-color="transparent"/>
    </style:style>
    <style:style style:name="P4" style:family="paragraph" style:parent-style-name="Standard">
      <style:text-properties fo:color="#000000" loext:opacity="100%" officeooo:paragraph-rsid="001797b1" fo:background-color="transparent"/>
    </style:style>
    <style:style style:name="P5" style:family="paragraph" style:parent-style-name="Standard">
      <style:text-properties fo:color="#000000" loext:opacity="100%" style:font-name="Consolas" fo:font-size="10.5pt" fo:font-weight="normal" officeooo:paragraph-rsid="001797b1" fo:background-color="transparent"/>
    </style:style>
    <style:style style:name="T1" style:family="text">
      <style:text-properties style:font-name="Consolas" fo:font-size="10.5pt" fo:font-weight="normal"/>
    </style:style>
    <style:style style:name="T2" style:family="text">
      <style:text-properties officeooo:rsid="001797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acrescentar aula para aluno:</text:p>
      <text:p text:style-name="P1"/>
      <text:p text:style-name="P2">weekly_schedule: [</text:p>
      <text:p text:style-name="P3">            <text:span text:style-name="T1">{</text:span></text:p>
      <text:p text:style-name="P3">                <text:span text:style-name="T1">date:</text:span><text:span text:style-name="T1"> </text:span><text:span text:style-name="T1">"2025-09-10"</text:span><text:span text:style-name="T1">,</text:span></text:p>
      <text:p text:style-name="P3">                <text:span text:style-name="T1">day:</text:span><text:span text:style-name="T1"> </text:span><text:span text:style-name="T1">"Quarta-feira"</text:span><text:span text:style-name="T1">,</text:span></text:p>
      <text:p text:style-name="P3">                <text:span text:style-name="T1">time:</text:span><text:span text:style-name="T1"> </text:span><text:span text:style-name="T1">"13:00"</text:span><text:span text:style-name="T1">,</text:span></text:p>
      <text:p text:style-name="P3">                <text:span text:style-name="T1">timezone:</text:span><text:span text:style-name="T1"> </text:span><text:span text:style-name="T1">"Brasília"</text:span><text:span text:style-name="T1">,</text:span></text:p>
      <text:p text:style-name="P3">                <text:span text:style-name="T1">topic:</text:span><text:span text:style-name="T1"> </text:span><text:span text:style-name="T1">"Presenting Yourself"</text:span><text:span text:style-name="T1">,</text:span></text:p>
      <text:p text:style-name="P3">                <text:span text:style-name="T1">professor:</text:span><text:span text:style-name="T1"> </text:span><text:span text:style-name="T1">"Prof. Miguel Santos"</text:span><text:span text:style-name="T1">,</text:span></text:p>
      <text:p text:style-name="P3">                <text:span text:style-name="T1">duration:</text:span><text:span text:style-name="T1"> </text:span><text:span text:style-name="T1">"50min"</text:span><text:span text:style-name="T1">,</text:span></text:p>
      <text:p text:style-name="P3">                <text:span text:style-name="T1">status:</text:span><text:span text:style-name="T1"> </text:span><text:span text:style-name="T1">"scheduled"</text:span><text:span text:style-name="T1">,</text:span></text:p>
      <text:p text:style-name="P3">                <text:span text:style-name="T1">meetLink:</text:span><text:span text:style-name="T1"> </text:span><text:span text:style-name="T1">"https://meet.google.com/abc-defg-hij"</text:span></text:p>
      <text:p text:style-name="P3">            <text:span text:style-name="T1">}</text:span><text:span text:style-name="T1"/></text:p>
      <text:p text:style-name="P3">        <text:span text:style-name="T1">]</text:span></text:p>
      <text:p text:style-name="P1"/>
      <text:p text:style-name="P1"/>
      <text:p text:style-name="P4"><text:span text:style-name="T2">Logo em seguida, para acrescentar aula para professor:<text:line-break/><text:line-break/></text:span> <text:span text:style-name="T1">// Prof. Adriel Pelegrino classes ONLY<text:line-break/><text:line-break/>{</text:span></text:p>
      <text:p text:style-name="P3">        <text:span text:style-name="T1">id:</text:span><text:span text:style-name="T1"> </text:span><text:span text:style-name="T1">"class_001"</text:span><text:span text:style-name="T1">,</text:span></text:p>
      <text:p text:style-name="P3">        <text:span text:style-name="T1">date:</text:span><text:span text:style-name="T1"> </text:span><text:span text:style-name="T1">"2025-09-10"</text:span><text:span text:style-name="T1">,</text:span></text:p>
      <text:p text:style-name="P3">        <text:span text:style-name="T1">day:</text:span><text:span text:style-name="T1"> </text:span><text:span text:style-name="T1">"Quarta-feira"</text:span><text:span text:style-name="T1">,</text:span></text:p>
      <text:p text:style-name="P3">        <text:span text:style-name="T1">time:</text:span><text:span text:style-name="T1"> </text:span><text:span text:style-name="T1">"11:00"</text:span><text:span text:style-name="T1">,</text:span></text:p>
      <text:p text:style-name="P3">        <text:span text:style-name="T1">timezone:</text:span><text:span text:style-name="T1"> </text:span><text:span text:style-name="T1">"Brasília"</text:span><text:span text:style-name="T1">,</text:span></text:p>
      <text:p text:style-name="P3">        <text:span text:style-name="T1">topic:</text:span><text:span text:style-name="T1"> </text:span><text:span text:style-name="T1">"Presenting Yourself"</text:span><text:span text:style-name="T1">,</text:span></text:p>
      <text:p text:style-name="P3">        <text:span text:style-name="T1">professor:</text:span><text:span text:style-name="T1"> </text:span><text:span text:style-name="T1">"Prof. Adriel Pelegrino"</text:span><text:span text:style-name="T1">,</text:span></text:p>
      <text:p text:style-name="P3">        <text:span text:style-name="T1">student:</text:span><text:span text:style-name="T1"> </text:span><text:span text:style-name="T1">"Gabriel Arruda"</text:span><text:span text:style-name="T1">,</text:span></text:p>
      <text:p text:style-name="P3">        <text:span text:style-name="T1">studentId:</text:span><text:span text:style-name="T1"> </text:span><text:span text:style-name="T1">104</text:span><text:span text:style-name="T1">,</text:span></text:p>
      <text:p text:style-name="P3">        <text:span text:style-name="T1">duration:</text:span><text:span text:style-name="T1"> </text:span><text:span text:style-name="T1">"50min"</text:span><text:span text:style-name="T1">,</text:span></text:p>
      <text:p text:style-name="P3">        <text:span text:style-name="T1">status:</text:span><text:span text:style-name="T1"> </text:span><text:span text:style-name="T1">"scheduled"</text:span><text:span text:style-name="T1">,</text:span></text:p>
      <text:p text:style-name="P3">        <text:span text:style-name="T1">meetLink:</text:span><text:span text:style-name="T1"> </text:span><text:span text:style-name="T1">"https://meet.google.com/xyz-mnop-qrs"</text:span></text:p>
      <text:p text:style-name="P3">    <text:span text:style-name="T1">},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5T01:22:57.366360800</meta:creation-date>
    <dc:date>2025-09-15T01:25:08.210379700</dc:date>
    <meta:editing-duration>PT2M8S</meta:editing-duration>
    <meta:editing-cycles>6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28" meta:word-count="75" meta:character-count="934" meta:non-whitespace-character-count="608"/>
  </office:meta>
</office:document-meta>
</file>